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56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Freeze">
      <style:table-properties table:display="true" style:writing-mode="lr-tb"/>
    </style:style>
    <style:style style:name="ta2" style:family="table" style:master-page-name="PageStyle_5f_SplitVertical">
      <style:table-properties table:display="true" style:writing-mode="lr-tb"/>
    </style:style>
    <style:style style:name="ta3" style:family="table" style:master-page-name="PageStyle_5f_SplitHorizontal">
      <style:table-properties table:display="true" style:writing-mode="lr-tb"/>
    </style:style>
    <style:style style:name="ta4" style:family="table" style:master-page-name="PageStyle_5f_SplitBoth">
      <style:table-properties table:display="true" style:writing-mode="lr-tb"/>
    </style:style>
    <style:style style:name="ta5" style:family="table" style:master-page-name="PageStyle_5f_NoFreezeNorSplit">
      <style:table-properties table:display="true" style:writing-mode="lr-tb"/>
    </style:style>
    <style:style style:name="ta6" style:family="table" style:master-page-name="PageStyle_5f_FrozenSpli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eez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litVertical" table:style-name="ta2">
        <table:table-column table:style-name="co1" table:number-columns-repeated="1024" table:default-cell-style-name="Default"/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litHorizontal" table:style-name="ta3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litBoth" table:style-name="ta4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FreezeNorSplit" table:style-name="ta5"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ozenSplit" table:style-name="ta6">
        <table:table-column table:style-name="co1" table:number-columns-repeated="102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reeze" style:display-name="PageStyle_Freez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litHorizontal" style:display-name="PageStyle_SplitHorizont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litBoth" style:display-name="PageStyle_SplitBot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plitVertical" style:display-name="PageStyle_SplitVertic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ozenSplit" style:display-name="PageStyle_FrozenSpl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FreezeNorSplit" style:display-name="PageStyle_NoFreezeNorSpli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wen Leibman</meta:initial-creator>
    <dc:creator>Owen Leibman</dc:creator>
    <meta:creation-date>2023-06-16T06:25:47</meta:creation-date>
    <dc:date>2023-06-19T02:27:54</dc:date>
    <meta:generator>LibreOffice/7.3.2.2$Windows_X86_64 LibreOffice_project/49f2b1bff42cfccbd8f788c8dc32c1c309559be0</meta:generator>
    <meta:document-statistic meta:table-count="6" meta:cell-count="17" meta:object-count="0"/>
    <meta:user-defined meta:name="AppVersion">16.0300</meta:user-defined>
    <meta:user-defined meta:name="MSIP_Label_b002e552-5bac-4e77-a8f2-1e8fdcadcedf_ActionId">249f96c6-562d-4909-af9a-fa41f1d18cce</meta:user-defined>
    <meta:user-defined meta:name="MSIP_Label_b002e552-5bac-4e77-a8f2-1e8fdcadcedf_ContentBits">0</meta:user-defined>
    <meta:user-defined meta:name="MSIP_Label_b002e552-5bac-4e77-a8f2-1e8fdcadcedf_Enabled">true</meta:user-defined>
    <meta:user-defined meta:name="MSIP_Label_b002e552-5bac-4e77-a8f2-1e8fdcadcedf_Method" meta:value-type="string">Standard</meta:user-defined>
    <meta:user-defined meta:name="MSIP_Label_b002e552-5bac-4e77-a8f2-1e8fdcadcedf_Name" meta:value-type="string">defa4170-0d19-0005-0004-bc88714345d2</meta:user-defined>
    <meta:user-defined meta:name="MSIP_Label_b002e552-5bac-4e77-a8f2-1e8fdcadcedf_SetDate" meta:value-type="string">2023-06-16T06:33:59Z</meta:user-defined>
    <meta:user-defined meta:name="MSIP_Label_b002e552-5bac-4e77-a8f2-1e8fdcadcedf_SiteId" meta:value-type="string">f9465cb1-7889-4d9a-b552-fdd0addf0eb1</meta:user-defined>
  </office:meta>
</office:document-meta>
</file>